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1bf93e" officeooo:paragraph-rsid="00036d77" style:font-size-asian="13.1000003814697pt" style:font-size-complex="15pt"/>
    </style:style>
    <style:style style:name="P2" style:family="paragraph" style:parent-style-name="Standard">
      <style:text-properties style:font-name="Times New Roman" fo:font-size="15pt" officeooo:rsid="00036d77" officeooo:paragraph-rsid="00036d77" style:font-size-asian="13.1000003814697pt" style:font-size-complex="15pt"/>
    </style:style>
    <style:style style:name="P3" style:family="paragraph" style:parent-style-name="Standard">
      <style:text-properties style:font-name="Times New Roman" fo:font-size="15pt" officeooo:rsid="00036d77" officeooo:paragraph-rsid="00069ac3" style:font-size-asian="13.1000003814697pt" style:font-size-complex="15pt"/>
    </style:style>
    <style:style style:name="P4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036d77" officeooo:paragraph-rsid="00036d77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officeooo:rsid="0003861a" officeooo:paragraph-rsid="00036d77" style:font-size-asian="13.1000003814697pt" style:font-size-complex="15pt"/>
    </style:style>
    <style:style style:name="P6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03861a" officeooo:paragraph-rsid="0003861a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style:font-name="Times New Roman" fo:font-size="15pt" officeooo:rsid="0003861a" officeooo:paragraph-rsid="0003861a" style:font-size-asian="13.1000003814697pt" style:font-size-complex="15pt"/>
    </style:style>
    <style:style style:name="P8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04507e" officeooo:paragraph-rsid="0004507e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Times New Roman" fo:font-size="15pt" officeooo:rsid="0004507e" officeooo:paragraph-rsid="0004507e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45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zzo il codice interpretantolo a prescindere dagli eventuali bug ed errori, cerco di capire la logica per cui dovrebbe essere stato scritto.</text:p>
      <text:p text:style-name="P1"/>
      <text:p text:style-name="P2"><text:span text:style-name="T1">Import datetime</text:span><text:tab/><text:tab/><text:tab/><text:tab/>importa la libreria “datetime” di python</text:p>
      <text:p text:style-name="P3"><text:span text:style-name="T1">def assistente_virtuale(comando):</text:span><text:tab/></text:p>
      <text:p text:style-name="P3"><text:tab/><text:tab/><text:tab/><text:tab/><text:tab/><text:tab/>crea una funzione di nome <text:tab/><text:tab/><text:tab/><text:tab/><text:tab/><text:tab/><text:tab/><text:tab/><text:tab/>assistente_virtuale e come argomento </text:p>
      <text:p text:style-name="P2"><text:tab/><text:tab/><text:tab/><text:tab/><text:tab/><text:tab/>richiede 1 variabile nominata comando</text:p>
      <text:p text:style-name="P3"><text:span text:style-name="T1">if comando==”qual è la data di oggi”?:</text:span><text:tab/></text:p>
      <text:p text:style-name="P3"><text:tab/><text:tab/><text:tab/><text:tab/><text:tab/><text:tab/>fa un confronto se nella variabile <text:tab/><text:tab/><text:tab/><text:tab/><text:tab/><text:tab/><text:tab/><text:tab/>comando è contenuta la stringa </text:p>
      <text:p text:style-name="P2"><text:tab/><text:tab/><text:tab/><text:tab/><text:tab/><text:tab/>“quale è la data oggi?”</text:p>
      <text:p text:style-name="P2"><text:span text:style-name="T1">oggi=datetime.datetoday()</text:span><text:tab/><text:tab/>se la condizione if è soddisfatta nella <text:tab/><text:tab/><text:tab/><text:tab/><text:tab/><text:tab/><text:tab/>variabile “oggi” tramite il metodo della <text:tab/><text:tab/><text:tab/><text:tab/><text:tab/><text:tab/><text:tab/>libreria datetime viene eseguita un <text:tab/><text:tab/><text:tab/><text:tab/><text:tab/><text:tab/><text:tab/><text:tab/>assegnazione che presumibilmente inserisce <text:tab/><text:tab/><text:tab/><text:tab/><text:tab/><text:tab/>la data odierna in “oggi”</text:p>
      <text:p text:style-name="P4">risposta=”La data di oggi è”+oggi.strftime(“%d/%m/%Y”)</text:p>
      <text:p text:style-name="P2"><text:tab/><text:tab/><text:tab/><text:tab/><text:tab/><text:tab/>dovrebbe restituire in output “La data di <text:tab/><text:tab/><text:tab/><text:tab/><text:tab/><text:tab/><text:tab/>oggi è” e la variabile “oggi” <text:tab/><text:tab/><text:tab/><text:tab/><text:tab/><text:tab/><text:tab/><text:tab/><text:tab/>precedentemente assegnata utilizzando un <text:tab/><text:tab/><text:tab/><text:tab/><text:tab/><text:tab/>metodo che imposta il formato in giorno <text:tab/><text:tab/><text:tab/><text:tab/><text:tab/><text:tab/><text:tab/>mese anno</text:p>
      <text:p text:style-name="P5"><text:span text:style-name="T1">elif comando==”Che ore sono?”:</text:span><text:tab/>se la condizione dell’if precedente non viene <text:tab/><text:tab/><text:tab/><text:tab/><text:tab/><text:tab/>soddisfatta esegue questa linea di codice che <text:tab/><text:tab/><text:tab/><text:tab/><text:tab/><text:tab/>confronta la variabile “comando” se <text:tab/><text:tab/><text:tab/><text:tab/><text:tab/><text:tab/><text:tab/>contiene la stringa “Che ore sono?”</text:p>
      <text:p text:style-name="P6">ora_attuale=datetime.datetime.now().time()</text:p>
      <text:p text:style-name="P7"><text:tab/><text:tab/><text:tab/><text:tab/><text:tab/><text:tab/>se soddisfatta la condizione alla variabile <text:tab/><text:tab/><text:tab/><text:tab/><text:tab/><text:tab/>ora_attuale viene assegnato <text:tab/><text:tab/><text:tab/><text:tab/><text:tab/><text:tab/><text:tab/><text:tab/><text:tab/>tramite metodo di datetime l’ora attuale</text:p>
      <text:p text:style-name="P6">risposta=”L’ora attuale è”+ora_attuale.strftime(“%H:%M”)</text:p>
      <text:p text:style-name="P7"><text:tab/><text:tab/><text:tab/><text:tab/><text:tab/><text:tab/>dovrebbe restituire in output “L’ora attuale <text:tab/><text:tab/><text:tab/><text:tab/><text:tab/><text:tab/>è” e l’ora inserita precedentemente nella <text:tab/><text:tab/><text:tab/><text:tab/><text:tab/><text:tab/><text:tab/>variabile ora_attuale con un metodo di <text:tab/><text:tab/><text:tab/><text:tab/><text:tab/><text:tab/><text:tab/>visualizzazione ora:minuti</text:p>
      <text:p text:style-name="P6">elif comando==”Come ti chiami?”:<text:tab/></text:p>
      <text:p text:style-name="P7"><text:tab/><text:tab/><text:tab/><text:tab/><text:tab/><text:tab/>sempre se le precedenti condizioni non sono <text:tab/><text:tab/><text:tab/><text:tab/><text:tab/><text:tab/>soddisfatte controlla la variabile se contiene <text:tab/><text:tab/><text:tab/><text:tab/><text:tab/><text:tab/>la stringa “Come ti chiami?”</text:p>
      <text:p text:style-name="P7"/>
      <text:p text:style-name="P7"/>
      <text:p text:style-name="P7"><text:soft-page-break/><text:span text:style-name="T1">risposta=”Mi chiamo Assistente Virtuale”</text:span><text:tab/></text:p>
      <text:p text:style-name="P7"><text:tab/><text:tab/><text:tab/><text:tab/><text:tab/><text:tab/>dovrebbe restituire in output la stringa “Mi <text:tab/><text:tab/><text:tab/><text:tab/><text:tab/><text:tab/>chiamo Assistente Virtuale”</text:p>
      <text:p text:style-name="P7"/>
      <text:p text:style-name="P6">else:</text:p>
      <text:p text:style-name="P7"><text:tab/><text:span text:style-name="T1">risposta=”non ho capito la tua domanda.”</text:span></text:p>
      <text:p text:style-name="P7"><text:tab/><text:tab/><text:tab/><text:tab/><text:tab/><text:tab/>se nessuna delle precedenti condizioni si <text:tab/><text:tab/><text:tab/><text:tab/><text:tab/><text:tab/><text:tab/>sono verificate assegna alla variabile <text:tab/><text:tab/><text:tab/><text:tab/><text:tab/><text:tab/><text:tab/>risposta la stringa “Non ho capito la tua <text:tab/><text:tab/><text:tab/><text:tab/><text:tab/><text:tab/><text:tab/>domanda.”</text:p>
      <text:p text:style-name="P6">return risposta</text:p>
      <text:p text:style-name="P7"><text:tab/><text:tab/><text:tab/><text:tab/><text:tab/><text:tab/>restituisce come risultato della funzione la <text:tab/><text:tab/><text:tab/><text:tab/><text:tab/><text:tab/>stringa contenuta nella variabile “risposta”</text:p>
      <text:p text:style-name="P6">while True</text:p>
      <text:p text:style-name="P7"><text:tab/><text:span text:style-name="T1">comando_utente=input(“Cosa vuoi sapere? ”)</text:span></text:p>
      <text:p text:style-name="P7"><text:tab/><text:tab/><text:tab/><text:tab/><text:tab/><text:tab/><text:span text:style-name="T2">all’avvio di questo codice sempre apre <text:tab/><text:tab/><text:tab/><text:tab/><text:tab/><text:tab/><text:tab/>questo ciclo while chiedendo all’utente la <text:tab/><text:tab/><text:tab/><text:tab/><text:tab/><text:tab/>stringa “Cosa vuoi sapere? “ e assegnando <text:tab/><text:tab/><text:tab/><text:tab/><text:tab/><text:tab/>alla variabile comando_utente la risposta <text:tab/><text:tab/><text:tab/><text:tab/><text:tab/><text:tab/>inserita in input</text:span></text:p>
      <text:p text:style-name="P8">if comando_utente.lower()==”esci”:</text:p>
      <text:p text:style-name="P9"><text:tab/><text:tab/><text:tab/><text:tab/><text:tab/><text:tab/>verifica se nella variabile comando_utente è <text:tab/><text:tab/><text:tab/><text:tab/><text:tab/><text:tab/>contenuta la stringa “esci” viene <text:tab/><text:tab/><text:tab/><text:tab/><text:tab/><text:tab/><text:tab/><text:tab/>utilizzato .lower() per rendere il contenuto <text:tab/><text:tab/><text:tab/><text:tab/><text:tab/><text:tab/>della variabile tutto in minuscolo</text:p>
      <text:p text:style-name="P8">print(“Arrivederci!”)</text:p>
      <text:p text:style-name="P9"><text:tab/><text:tab/><text:tab/><text:tab/><text:tab/><text:tab/>restituisce in output la stringa “Arrivederci!” <text:tab/><text:tab/><text:tab/><text:tab/><text:tab/><text:tab/>se la condizione precedente è risultata vera</text:p>
      <text:p text:style-name="P8">break<text:tab/></text:p>
      <text:p text:style-name="P9"><text:tab/><text:tab/><text:tab/><text:tab/><text:tab/><text:tab/>interrompe il ciclo while</text:p>
      <text:p text:style-name="P8">else:</text:p>
      <text:p text:style-name="P9"><text:tab/><text:span text:style-name="T1">print(assistente_virtuale(comando_utente))</text:span></text:p>
      <text:p text:style-name="P9"><text:tab/><text:tab/><text:tab/><text:tab/><text:tab/><text:tab/>se l’if precedente non viene soddisfatto <text:tab/><text:tab/><text:tab/><text:tab/><text:tab/><text:tab/><text:tab/>restituisce un output risultante dalla <text:tab/><text:tab/><text:tab/><text:tab/><text:tab/><text:tab/><text:tab/>funzione assistente_virtuale passando come <text:tab/><text:tab/><text:tab/><text:tab/><text:tab/><text:tab/>parametro la variabile “comando_utente”</text:p>
      <text:p text:style-name="P7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9:23:32.765000000</meta:creation-date>
    <dc:date>2024-11-15T11:22:58.015000000</dc:date>
    <meta:editing-duration>PT1H35M38S</meta:editing-duration>
    <meta:editing-cycles>2</meta:editing-cycles>
    <meta:generator>LibreOffice/24.8.2.1$Windows_X86_64 LibreOffice_project/0f794b6e29741098670a3b95d60478a65d05ef13</meta:generator>
    <meta:print-date>2024-11-15T09:53:57.766000000</meta:print-date>
    <meta:printed-by>File PDF</meta:printed-by>
    <meta:document-statistic meta:table-count="0" meta:image-count="0" meta:object-count="0" meta:page-count="2" meta:paragraph-count="38" meta:word-count="369" meta:character-count="3124" meta:non-whitespace-character-count="2432"/>
  </office:meta>
</office:document-meta>
</file>